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ato" svg:font-family="Lato, serif"/>
    <style:font-face style:name="Verdana" svg:font-family="Verdana, Arial, Helvetica, sans-serif"/>
    <style:font-face style:name="arial" svg:font-family="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Text_20_body">
      <style:paragraph-properties fo:margin-left="0cm" fo:margin-right="0cm" fo:margin-top="0.265cm" fo:margin-bottom="0.529cm" style:line-height-at-least="0.794cm" fo:orphans="2" fo:widows="2" fo:text-indent="0cm" style:auto-text-indent="false"/>
      <style:text-properties fo:font-variant="normal" fo:text-transform="none" fo:color="#181818" style:font-name="Microsoft Sans Serif" fo:font-size="12pt" fo:letter-spacing="normal" fo:font-style="normal" fo:font-weight="normal" style:font-size-asian="12pt" style:font-size-complex="12pt"/>
    </style:style>
    <style:style style:name="P3" style:family="paragraph" style:parent-style-name="Text_20_body">
      <style:paragraph-properties fo:margin-left="0cm" fo:margin-right="0cm" fo:margin-top="0.265cm" fo:margin-bottom="0.529cm" style:line-height-at-least="0.794cm" fo:orphans="2" fo:widows="2" fo:text-indent="0cm" style:auto-text-indent="false"/>
    </style:style>
    <style:style style:name="P4" style:family="paragraph" style:parent-style-name="Text_20_body">
      <style:paragraph-properties fo:margin-left="0cm" fo:margin-right="0cm" fo:margin-top="0.265cm" fo:margin-bottom="0.529cm" style:line-height-at-least="0.794cm" fo:orphans="2" fo:widows="2" fo:text-indent="0cm" style:auto-text-indent="false"/>
      <style:text-properties fo:font-size="12pt" style:font-size-asian="12pt" style:font-size-complex="12pt"/>
    </style:style>
    <style:style style:name="P5" style:family="paragraph" style:parent-style-name="Text_20_body">
      <style:paragraph-properties fo:margin-left="0cm" fo:margin-right="0cm" fo:margin-top="0.265cm" fo:margin-bottom="0.529cm" style:line-height-at-least="0.794cm" fo:orphans="2" fo:widows="2" fo:text-indent="0cm" style:auto-text-indent="false"/>
      <style:text-properties fo:font-size="14pt" style:font-size-asian="14pt" style:font-size-complex="14pt"/>
    </style:style>
    <style:style style:name="T1" style:family="text">
      <style:text-properties fo:color="#4f565f"/>
    </style:style>
    <style:style style:name="T2" style:family="text">
      <style:text-properties fo:font-variant="normal" fo:text-transform="none" fo:color="#4f565f" style:font-name="Microsoft Sans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4f565f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4f565f" fo:font-size="12pt" fo:letter-spacing="normal" fo:font-style="normal" style:font-size-asian="12pt" style:font-size-complex="12pt"/>
    </style:style>
    <style:style style:name="T5" style:family="text">
      <style:text-properties fo:font-variant="normal" fo:text-transform="none" fo:color="#4f565f" fo:font-size="12pt" fo:letter-spacing="normal" style:font-size-asian="12pt" style:font-size-complex="12pt"/>
    </style:style>
    <style:style style:name="T6" style:family="text">
      <style:text-properties fo:font-variant="normal" fo:text-transform="none" fo:color="#4f565f" fo:letter-spacing="normal"/>
    </style:style>
    <style:style style:name="T7" style:family="text">
      <style:text-properties fo:font-variant="normal" fo:text-transform="none" fo:color="#4f565f" fo:letter-spacing="normal" fo:font-style="normal"/>
    </style:style>
    <style:style style:name="T8" style:family="text">
      <style:text-properties fo:font-variant="normal" fo:text-transform="none" fo:color="#4f565f" fo:letter-spacing="normal" fo:font-style="normal" fo:font-weight="normal"/>
    </style:style>
    <style:style style:name="T9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10" style:family="text">
      <style:text-properties fo:font-variant="normal" fo:text-transform="none" fo:color="#181818" style:font-name="Microsoft Sans Serif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181818" style:font-name="Microsoft Sans Serif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1">Son look : </text:span></text:p>
      <text:p text:style-name="P3"><text:span text:style-name="T2">Le Sphynx est un chat de taille moyenne. La tête, au crâne large et aux contours arrondis, présente des pommettes hautes et un pinch (</text:span><text:span text:style-name="T9">cassure clairement visible à la base de museau</text:span><text:span text:style-name="T1"> )</text:span><text:span text:style-name="T2"> prononcé.</text:span></text:p>
      <text:p text:style-name="P3"><text:span text:style-name="T2">Photo Numéro 1</text:span></text:p>
      <text:p text:style-name="P3"><text:span text:style-name="T2"><text:s/>Elle porte d’immenses oreilles très ouvertes et attachées bas. </text:span></text:p>
      <text:p text:style-name="P3"><text:span text:style-name="T2">Photo numéro 2</text:span></text:p>
      <text:p text:style-name="P1"><text:span text:style-name="T6">De profil, le crâne est </text:span>assez<text:span text:style-name="T6"> plat, prolongé par un front légèrement bombé et par une légère cassure au niveau du nez. En forme de citron, les yeux sont grands et expressifs.</text:span></text:p>
      <text:p text:style-name="P1"><text:span text:style-name="T6">Photo 2 BIS</text:span></text:p>
      <text:p text:style-name="P1"><text:span text:style-name="T6"/></text:p>
      <text:p text:style-name="P1"><text:span text:style-name="T6"><text:s/>L’encolure arquée dégage bien la tête et les épaules.</text:span></text:p>
      <text:p text:style-name="P1"><text:span text:style-name="T6"/></text:p>
      <text:p text:style-name="P1"><text:span text:style-name="T6">Numéro 3</text:span></text:p>
      <text:p text:style-name="P3"><text:span text:style-name="T2"><text:s/>Le corps est ferme avec une musculature ronde, une poitrine ouverte comme celle d’un bouledogue. Les pattes sont fines. La queue est longue et effilée.</text:span></text:p>
      <text:p text:style-name="P3"><text:span text:style-name="T2">Numero 4</text:span></text:p>
      <text:p text:style-name="P3">La peau du Sphynx va de la nudité complète à un fin duvet ressemblant à de la peau de pêche. Les chatons sont très ridés et les adultes doivent garder le plus de plis possible sans que cela n’affecte leur santé. Toutes les couleurs sont acceptées.<text:span text:style-name="T10"> </text:span></text:p>
      <text:p text:style-name="P2">Pour les <text:s/>concours voir fiche loof <text:s/></text:p>
      <text:p text:style-name="P2">Photo 5 <text:s/>6 <text:s/>et 7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ato" svg:font-family="Lato, serif"/>
    <style:font-face style:name="Verdana" svg:font-family="Verdana, Arial, Helvetica, sans-serif"/>
    <style:font-face style:name="arial" svg:font-family="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nnifer derison</meta:initial-creator>
    <meta:creation-date>2018-12-04T04:05:57.08</meta:creation-date>
    <dc:date>2018-12-07T00:02:01.43</dc:date>
    <dc:creator>jennifer derison</dc:creator>
    <meta:editing-duration>PT18M2S</meta:editing-duration>
    <meta:editing-cycles>6</meta:editing-cycles>
    <meta:generator>OpenOffice/4.1.5$Win32 OpenOffice.org_project/415m1$Build-9789</meta:generator>
    <meta:document-statistic meta:table-count="0" meta:image-count="0" meta:object-count="0" meta:page-count="1" meta:paragraph-count="14" meta:word-count="182" meta:character-count="1002"/>
  </office:meta>
</office:document-meta>
</file>